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341cm" fo:margin-left="0.344cm" table:align="left"/>
    </style:style>
    <style:style style:name="Tabla1.A" style:family="table-column">
      <style:table-column-properties style:column-width="1.021cm"/>
    </style:style>
    <style:style style:name="Tabla1.A1" style:family="table-cell">
      <style:table-cell-properties fo:background-color="#dc23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ffd3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P1" style:family="table-cell">
      <style:table-cell-properties fo:background-color="#729fcf" fo:padding="0.097cm" fo:border="0.05pt solid #000000">
        <style:background-image/>
      </style:table-cell-properties>
    </style:style>
    <style:style style:name="Tabla2" style:family="table">
      <style:table-properties style:width="16.341cm" fo:margin-left="0.344cm" table:align="left"/>
    </style:style>
    <style:style style:name="Tabla2.A" style:family="table-column">
      <style:table-column-properties style:column-width="1.021cm"/>
    </style:style>
    <style:style style:name="Tabla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P1" style:family="table-cell">
      <style:table-cell-properties fo:background-color="#000000" fo:padding="0.097cm" fo:border="0.05pt solid #000000">
        <style:background-image/>
      </style:table-cell-properties>
    </style:style>
    <style:style style:name="Tabla3" style:family="table">
      <style:table-properties style:width="16.341cm" fo:margin-left="0.344cm" table:align="left"/>
    </style:style>
    <style:style style:name="Tabla3.A" style:family="table-column">
      <style:table-column-properties style:column-width="1.021cm"/>
    </style:style>
    <style:style style:name="Tabla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P1" style:family="table-cell">
      <style:table-cell-properties fo:background-color="#000000" fo:padding="0.097cm" fo:border="0.05pt solid #000000">
        <style:background-image/>
      </style:table-cell-properties>
    </style:style>
    <style:style style:name="Tabla7" style:family="table">
      <style:table-properties style:width="16.341cm" fo:margin-left="0.344cm" table:align="left"/>
    </style:style>
    <style:style style:name="Tabla7.A" style:family="table-column">
      <style:table-column-properties style:column-width="1.021cm"/>
    </style:style>
    <style:style style:name="Tabla7.A1" style:family="table-cell">
      <style:table-cell-properties fo:background-color="#ffd3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E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P1" style:family="table-cell">
      <style:table-cell-properties fo:background-color="#729fcf" fo:padding="0.097cm" fo:border="0.05pt solid #000000">
        <style:background-image/>
      </style:table-cell-properties>
    </style:style>
    <style:style style:name="Tabla4" style:family="table">
      <style:table-properties style:width="16.341cm" fo:margin-left="0.344cm" table:align="left"/>
    </style:style>
    <style:style style:name="Tabla4.A" style:family="table-column">
      <style:table-column-properties style:column-width="1.021cm"/>
    </style:style>
    <style:style style:name="Tabla4.A1" style:family="table-cell">
      <style:table-cell-properties fo:background-color="#dc23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fo:background-color="#ffd3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H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P1" style:family="table-cell">
      <style:table-cell-properties fo:background-color="#729fcf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Source Sans Pro" fo:font-weight="bold" officeooo:rsid="000e7c38" officeooo:paragraph-rsid="00159e95" fo:background-color="#fffff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Source Sans Pro" fo:font-weight="bold" officeooo:rsid="000e7c38" officeooo:paragraph-rsid="00159e95" fo:background-color="#ffffff" style:font-weight-asian="bold" style:font-weight-complex="bold"/>
    </style:style>
    <style:style style:name="P3" style:family="paragraph" style:parent-style-name="Standard">
      <style:text-properties style:font-name="Source Sans Pro" officeooo:rsid="000a925f" officeooo:paragraph-rsid="00142118"/>
    </style:style>
    <style:style style:name="P4" style:family="paragraph" style:parent-style-name="Standard">
      <style:text-properties style:font-name="Source Sans Pro" officeooo:rsid="000a925f" officeooo:paragraph-rsid="00159e95"/>
    </style:style>
    <style:style style:name="P5" style:family="paragraph" style:parent-style-name="Standard">
      <style:text-properties style:font-name="Source Sans Pro" officeooo:paragraph-rsid="00142118"/>
    </style:style>
    <style:style style:name="P6" style:family="paragraph" style:parent-style-name="Standard">
      <style:paragraph-properties fo:text-align="start" style:justify-single-word="false"/>
      <style:text-properties style:font-name="Source Sans Pro" officeooo:paragraph-rsid="00142118"/>
    </style:style>
    <style:style style:name="P7" style:family="paragraph" style:parent-style-name="Standard">
      <style:paragraph-properties fo:text-align="start" style:justify-single-word="false"/>
      <style:text-properties style:font-name="Source Sans Pro" officeooo:paragraph-rsid="00159e95"/>
    </style:style>
    <style:style style:name="P8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normal" officeooo:rsid="000c8d1e" officeooo:paragraph-rsid="00159e95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normal" officeooo:rsid="000c8d1e" officeooo:paragraph-rsid="00142118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bold" officeooo:rsid="000c8d1e" officeooo:paragraph-rsid="00159e95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paragraph-rsid="0014211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12ba69" officeooo:paragraph-rsid="00142118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a925f" officeooo:paragraph-rsid="00142118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1pt" fo:font-weight="normal" officeooo:rsid="000c8d1e" officeooo:paragraph-rsid="00159e95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1pt" fo:font-weight="bold" officeooo:rsid="000c8d1e" officeooo:paragraph-rsid="00159e95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2pt" fo:font-weight="bold" officeooo:rsid="000c8d1e" officeooo:paragraph-rsid="00142118" fo:background-color="transparent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Source Sans Pro" fo:font-size="11pt" fo:font-weight="normal" officeooo:rsid="000c8d1e" officeooo:paragraph-rsid="00159e95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Source Sans Pro" fo:font-size="11pt" fo:font-weight="bold" officeooo:rsid="000c8d1e" officeooo:paragraph-rsid="00159e95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Source Sans Pro" fo:font-size="11pt" fo:font-weight="normal" officeooo:rsid="000c8d1e" officeooo:paragraph-rsid="00159e95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Source Sans Pro" fo:font-size="11pt" fo:font-weight="normal" officeooo:rsid="000c8d1e" officeooo:paragraph-rsid="00142118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Source Sans Pro" fo:font-size="11pt" fo:font-weight="bold" officeooo:rsid="000c8d1e" officeooo:paragraph-rsid="00159e95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Source Sans Pro" fo:font-weight="bold" officeooo:paragraph-rsid="0014211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Source Sans Pro" fo:font-weight="bold" officeooo:paragraph-rsid="00159e95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fff" style:text-position="0% 100%" style:font-name="Source Sans Pro" fo:font-weight="normal" officeooo:rsid="000a925f" officeooo:paragraph-rsid="00159e95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ffffff" style:text-position="0% 100%" style:font-name="Source Sans Pro" fo:font-weight="bold" officeooo:rsid="000a925f" officeooo:paragraph-rsid="0015bf72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ffff" style:text-position="0% 100%" style:font-name="Source Sans Pro" fo:font-weight="bold" officeooo:rsid="000a925f" officeooo:paragraph-rsid="0014211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ffff" style:font-name="Source Sans Pro" fo:font-weight="bold" officeooo:rsid="000a925f" officeooo:paragraph-rsid="0015bf72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text-position="0% 100%" style:font-name="Source Sans Pro" fo:font-size="12pt" fo:font-weight="bold" officeooo:rsid="000c8d1e" officeooo:paragraph-rsid="00142118" fo:background-color="transparent" style:font-size-asian="12pt" style:font-weight-asian="bold" style:font-size-complex="12pt" style:font-weight-complex="bold"/>
    </style:style>
    <style:style style:name="P29" style:family="paragraph" style:parent-style-name="Text_20_body">
      <style:text-properties style:font-name="Source Sans Pro" officeooo:rsid="000b27ac" officeooo:paragraph-rsid="00159e95"/>
    </style:style>
    <style:style style:name="P30" style:family="paragraph" style:parent-style-name="Text_20_body">
      <style:text-properties style:font-name="Source Sans Pro" officeooo:rsid="000b27ac" officeooo:paragraph-rsid="00142118"/>
    </style:style>
    <style:style style:name="P31" style:family="paragraph" style:parent-style-name="Text_20_body">
      <style:paragraph-properties fo:text-align="start" style:justify-single-word="false"/>
      <style:text-properties style:font-name="Source Sans Pro" fo:font-weight="bold" officeooo:paragraph-rsid="00159e95" style:font-weight-asian="bold" style:font-weight-complex="bold"/>
    </style:style>
    <style:style style:name="P32" style:family="paragraph">
      <style:paragraph-properties fo:text-align="center"/>
    </style:style>
    <style:style style:name="T1" style:family="text">
      <style:text-properties officeooo:rsid="000a925f"/>
    </style:style>
    <style:style style:name="T2" style:family="text">
      <style:text-properties officeooo:rsid="0012ba69"/>
    </style:style>
    <style:style style:name="T3" style:family="text">
      <style:text-properties style:text-position="sub 58%" officeooo:rsid="000a925f"/>
    </style:style>
    <style:style style:name="T4" style:family="text">
      <style:text-properties style:text-position="sub 58%" officeooo:rsid="00159e95"/>
    </style:style>
    <style:style style:name="T5" style:family="text">
      <style:text-properties officeooo:rsid="000e7c38"/>
    </style:style>
    <style:style style:name="T6" style:family="text">
      <style:text-properties officeooo:rsid="000fc952"/>
    </style:style>
    <style:style style:name="T7" style:family="text">
      <style:text-properties officeooo:rsid="00159e95"/>
    </style:style>
    <style:style style:name="T8" style:family="text">
      <style:text-properties officeooo:rsid="0007091b"/>
    </style:style>
    <style:style style:name="T9" style:family="text">
      <style:text-properties officeooo:rsid="00070ae5"/>
    </style:style>
    <style:style style:name="T10" style:family="text">
      <style:text-properties officeooo:rsid="0014cdd7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5bf72"/>
    </style:style>
    <style:style style:name="T13" style:family="text">
      <style:text-properties style:text-position="0% 100%" style:font-name="Source Sans Pro" fo:font-weight="bold" officeooo:rsid="000a925f" style:font-weight-asian="bold" style:font-weight-complex="bold"/>
    </style:style>
    <style:style style:name="gr1" style:family="graphic">
      <style:graphic-properties svg:stroke-width="0.101cm" svg:stroke-color="#000000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729fcf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svg:stroke-color="#ffd320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5" style:family="graphic">
      <style:graphic-properties style:run-through="background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ff0000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7" style:family="graphic">
      <style:graphic-properties svg:stroke-width="0.101cm" svg:stroke-color="#ff0000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background"/>
    </style:style>
    <style:style style:name="gr8" style:family="graphic">
      <style:graphic-properties svg:stroke-width="0.101cm" svg:stroke-color="#2323dc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9" style:family="graphic">
      <style:graphic-properties svg:stroke-width="0.101cm" svg:stroke-color="#2323dc" draw:textarea-horizontal-align="center" draw:textarea-vertical-align="middle" fo:padding-top="0.049cm" fo:padding-bottom="0.049cm" fo:padding-left="0.049cm" fo:padding-right="0.049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13" draw:style-name="gr2"><draw:line draw:style-name="gr8" draw:text-style-name="P32" svg:x1="-0.303cm" svg:y1="-0.268cm" svg:x2="17.63cm" svg:y2="-0.268cm"><text:p/></draw:line><draw:line draw:style-name="gr9" draw:text-style-name="P32" svg:x1="-0.303cm" svg:y1="-0.302cm" svg:x2="-0.307cm" svg:y2="5.887cm"><text:p/></draw:line><draw:line draw:style-name="gr9" draw:text-style-name="P32" svg:x1="17.629cm" svg:y1="-0.256cm" svg:x2="17.625cm" svg:y2="5.933cm"><text:p/></draw:line><draw:line draw:style-name="gr8" draw:text-style-name="P32" svg:x1="-0.303cm" svg:y1="5.932cm" svg:x2="17.63cm" svg:y2="5.932cm"><text:p/></draw:line></draw:g><text:span text:style-name="T7">XMM1</text:span></text:p>
      <text:p text:style-name="P29">15<text:tab/><text:tab/><text:tab/><text:tab/><text:tab/><text:tab/><text:tab/><text:tab/><text:tab/><text:tab/><text:tab/><text:tab/><text:tab/> <text:s text:c="4"/>0</text:p>
      <table:table table:name="Tabla7" table:style-name="Tabla7">
        <table:table-column table:style-name="Tabla7.A" table:number-columns-repeated="16"/>
        <table:table-row>
          <table:table-cell table:style-name="Tabla7.A1" office:value-type="string">
            <text:p text:style-name="P19"><text:span text:style-name="T9">x</text:span></text:p>
            <text:p text:style-name="P19"><text:span text:style-name="T10">0x00</text:span></text:p>
          </table:table-cell>
          <table:table-cell table:style-name="Tabla7.A1" office:value-type="string">
            <text:p text:style-name="P21"><text:span text:style-name="T1">b</text:span><text:span text:style-name="T4">3</text:span></text:p>
            <text:p text:style-name="P19">0x<text:span text:style-name="T10">00</text:span></text:p>
          </table:table-cell>
          <table:table-cell table:style-name="Tabla7.A1" office:value-type="string">
            <text:p text:style-name="P21"><text:span text:style-name="T1">g</text:span><text:span text:style-name="T3">3</text:span></text:p>
            <text:p text:style-name="P21">0x<text:span text:style-name="T10">FF</text:span></text:p>
          </table:table-cell>
          <table:table-cell table:style-name="Tabla7.A1" office:value-type="string">
            <text:p text:style-name="P10"><text:span text:style-name="T1">r</text:span><text:span text:style-name="T3">3</text:span></text:p>
            <text:p text:style-name="P8">0x<text:span text:style-name="T10">00</text:span></text:p>
          </table:table-cell>
          <table:table-cell table:style-name="Tabla7.E1" office:value-type="string">
            <text:p text:style-name="P17"><text:span text:style-name="T9">x</text:span></text:p>
            <text:p text:style-name="P17"><text:span text:style-name="T10">0x00</text:span></text:p>
          </table:table-cell>
          <table:table-cell table:style-name="Tabla7.E1" office:value-type="string">
            <text:p text:style-name="P18"><text:span text:style-name="T1">b</text:span><text:span text:style-name="T4">2</text:span></text:p>
            <text:p text:style-name="P18"><text:span text:style-name="T10">0x</text:span><text:span text:style-name="T8">7F</text:span></text:p>
          </table:table-cell>
          <table:table-cell table:style-name="Tabla7.E1" office:value-type="string">
            <text:p text:style-name="P15"><text:span text:style-name="T1">g</text:span><text:span text:style-name="T4">2</text:span></text:p>
            <text:p text:style-name="P14"><text:span text:style-name="T10">0x00</text:span></text:p>
          </table:table-cell>
          <table:table-cell table:style-name="Tabla7.E1" office:value-type="string">
            <text:p text:style-name="P15"><text:span text:style-name="T7">r</text:span><text:span text:style-name="T4">2</text:span></text:p>
            <text:p text:style-name="P15"><text:span text:style-name="T10">0x</text:span><text:span text:style-name="T8">7F</text:span></text:p>
          </table:table-cell>
          <table:table-cell table:style-name="Tabla7.A1" office:value-type="string">
            <text:p text:style-name="P17"><text:span text:style-name="T9">x</text:span></text:p>
            <text:p text:style-name="P17"><text:span text:style-name="T10">0x00</text:span></text:p>
          </table:table-cell>
          <table:table-cell table:style-name="Tabla7.A1" office:value-type="string">
            <text:p text:style-name="P18"><text:span text:style-name="T1">b</text:span><text:span text:style-name="T3">1</text:span></text:p>
            <text:p text:style-name="P17"><text:span text:style-name="T10">0x00</text:span></text:p>
          </table:table-cell>
          <table:table-cell table:style-name="Tabla7.A1" office:value-type="string">
            <text:p text:style-name="P15"><text:span text:style-name="T1">g</text:span><text:span text:style-name="T3">1</text:span></text:p>
            <text:p text:style-name="P14"><text:span text:style-name="T10">0x00</text:span></text:p>
          </table:table-cell>
          <table:table-cell table:style-name="Tabla7.A1" office:value-type="string">
            <text:p text:style-name="P15"><text:span text:style-name="T1">r</text:span><text:span text:style-name="T3">1</text:span></text:p>
            <text:p text:style-name="P15"><text:span text:style-name="T10">0x</text:span><text:span text:style-name="T8">FF</text:span></text:p>
          </table:table-cell>
          <table:table-cell table:style-name="Tabla7.E1" office:value-type="string">
            <text:p text:style-name="P8"><text:span text:style-name="T9">x</text:span></text:p>
            <text:p text:style-name="P8">0x<text:span text:style-name="T10">00</text:span></text:p>
          </table:table-cell>
          <table:table-cell table:style-name="Tabla7.E1" office:value-type="string">
            <text:p text:style-name="P10"><text:span text:style-name="T1">b</text:span><text:span text:style-name="T3">0</text:span></text:p>
            <text:p text:style-name="P8">0x<text:span text:style-name="T10">00</text:span></text:p>
          </table:table-cell>
          <table:table-cell table:style-name="Tabla7.E1" office:value-type="string">
            <text:p text:style-name="P10"><text:span text:style-name="T1">g</text:span><text:span text:style-name="T3">0</text:span></text:p>
            <text:p text:style-name="P10"><text:span text:style-name="T10">0xFF</text:span></text:p>
          </table:table-cell>
          <table:table-cell table:style-name="Tabla7.P1" office:value-type="string">
            <text:p text:style-name="P10"><text:span text:style-name="T1">r</text:span><text:span text:style-name="T3">0</text:span></text:p>
            <text:p text:style-name="P8">0x<text:span text:style-name="T10">00</text:span></text:p>
          </table:table-cell>
        </table:table-row>
      </table:table>
      <text:p text:style-name="P7"><draw:g text:anchor-type="paragraph" draw:z-index="7" draw:style-name="gr2"><draw:line draw:style-name="gr4" draw:text-style-name="P32" svg:x1="3.907cm" svg:y1="0.034cm" svg:x2="6.99cm" svg:y2="2.036cm"><text:p/></draw:line><draw:line draw:style-name="gr4" draw:text-style-name="P32" svg:x1="2.896cm" svg:y1="0.034cm" svg:x2="5.979cm" svg:y2="2.036cm"><text:p/></draw:line><draw:line draw:style-name="gr4" draw:text-style-name="P32" svg:x1="1.774cm" svg:y1="0.034cm" svg:x2="4.857cm" svg:y2="2.036cm"><text:p/></draw:line></draw:g><draw:g text:anchor-type="paragraph" draw:z-index="5" draw:style-name="gr2"><draw:line draw:style-name="gr4" draw:text-style-name="P32" svg:x1="12.102cm" svg:y1="0.034cm" svg:x2="13.09cm" svg:y2="2.036cm"><text:p/></draw:line><draw:line draw:style-name="gr4" draw:text-style-name="P32" svg:x1="11.044cm" svg:y1="0.034cm" svg:x2="12.032cm" svg:y2="2.036cm"><text:p/></draw:line><draw:line draw:style-name="gr4" draw:text-style-name="P32" svg:x1="10.056cm" svg:y1="0.034cm" svg:x2="11.044cm" svg:y2="2.036cm"><text:p/></draw:line></draw:g><draw:g text:anchor-type="paragraph" draw:z-index="4" draw:style-name="gr2"><draw:line draw:style-name="gr3" draw:text-style-name="P32" svg:x1="16.238cm" svg:y1="0.034cm" svg:x2="16.238cm" svg:y2="2.052cm"><text:p/></draw:line><draw:line draw:style-name="gr3" draw:text-style-name="P32" svg:x1="15.199cm" svg:y1="0.034cm" svg:x2="15.199cm" svg:y2="2.052cm"><text:p/></draw:line><draw:line draw:style-name="gr3" draw:text-style-name="P32" svg:x1="14.171cm" svg:y1="0.034cm" svg:x2="14.171cm" svg:y2="2.052cm"><text:p/></draw:line></draw:g><draw:g text:anchor-type="paragraph" draw:z-index="6" draw:style-name="gr2"><draw:line draw:style-name="gr3" draw:text-style-name="P32" svg:x1="7.985cm" svg:y1="0.034cm" svg:x2="10.056cm" svg:y2="2.036cm"><text:p/></draw:line><draw:line draw:style-name="gr3" draw:text-style-name="P32" svg:x1="6.911cm" svg:y1="0.034cm" svg:x2="8.982cm" svg:y2="2.036cm"><text:p/></draw:line><draw:line draw:style-name="gr3" draw:text-style-name="P32" svg:x1="5.914cm" svg:y1="0.034cm" svg:x2="7.985cm" svg:y2="2.036cm"><text:p/></draw:line></draw:g><text:span text:style-name="T1"/></text:p>
      <text:p text:style-name="P31"><text:span text:style-name="T7">Máscara</text:span></text:p>
      <text:p text:style-name="P29">15<text:tab/><text:tab/><text:tab/><text:tab/><text:tab/><text:tab/><text:tab/><text:tab/><text:tab/><text:tab/><text:tab/><text:tab/><text:tab/> <text:s text:c="4"/>0</text:p>
      <table:table table:name="Tabla4" table:style-name="Tabla4">
        <table:table-column table:style-name="Tabla4.A" table:number-columns-repeated="16"/>
        <table:table-row>
          <table:table-cell table:style-name="Tabla4.A1" office:value-type="string">
            <text:p text:style-name="P24"><draw:g text:anchor-type="paragraph" draw:z-index="9" draw:style-name="gr2"><draw:line draw:style-name="gr4" draw:text-style-name="P32" svg:x1="12.693cm" svg:y1="0.623cm" svg:x2="12.693cm" svg:y2="2.996cm"><text:p/></draw:line><draw:line draw:style-name="gr4" draw:text-style-name="P32" svg:x1="11.681cm" svg:y1="0.627cm" svg:x2="11.681cm" svg:y2="3cm"><text:p/></draw:line><draw:line draw:style-name="gr4" draw:text-style-name="P32" svg:x1="10.601cm" svg:y1="0.619cm" svg:x2="10.601cm" svg:y2="2.992cm"><text:p/></draw:line></draw:g><draw:g text:anchor-type="paragraph" draw:z-index="12" draw:style-name="gr5"><draw:line draw:style-name="gr6" draw:text-style-name="P32" svg:x1="3.514cm" svg:y1="0.629cm" svg:x2="3.514cm" svg:y2="2.998cm"><text:p/></draw:line><draw:line draw:style-name="gr6" draw:text-style-name="P32" svg:x1="2.395cm" svg:y1="0.639cm" svg:x2="2.395cm" svg:y2="3.008cm"><text:p/></draw:line><draw:line draw:style-name="gr7" draw:text-style-name="P32" svg:x1="1.402cm" svg:y1="0.643cm" svg:x2="1.402cm" svg:y2="3.012cm"><text:p/></draw:line><draw:line draw:style-name="gr7" draw:text-style-name="P32" svg:x1="0.411cm" svg:y1="0.634cm" svg:x2="0.411cm" svg:y2="3.003cm"><text:p/></draw:line></draw:g><text:span text:style-name="T7">0x80</text:span></text:p>
          </table:table-cell>
          <table:table-cell table:style-name="Tabla4.A1" office:value-type="string">
            <text:p text:style-name="P24"><text:span text:style-name="T7">0x80</text:span></text:p>
          </table:table-cell>
          <table:table-cell table:style-name="Tabla4.A1" office:value-type="string">
            <text:p text:style-name="P24"><text:span text:style-name="T7">0x80</text:span></text:p>
          </table:table-cell>
          <table:table-cell table:style-name="Tabla4.A1" office:value-type="string">
            <text:p text:style-name="P24"><text:span text:style-name="T7">0x80</text:span></text:p>
          </table:table-cell>
          <table:table-cell table:style-name="Tabla4.E1" office:value-type="string">
            <text:p text:style-name="P23"><text:span text:style-name="T7">14</text:span></text:p>
          </table:table-cell>
          <table:table-cell table:style-name="Tabla4.E1" office:value-type="string">
            <text:p text:style-name="P23"><text:span text:style-name="T7">13</text:span></text:p>
          </table:table-cell>
          <table:table-cell table:style-name="Tabla4.E1" office:value-type="string">
            <text:p text:style-name="P23"><text:span text:style-name="T7">12</text:span></text:p>
          </table:table-cell>
          <table:table-cell table:style-name="Tabla4.H1" office:value-type="string">
            <text:p text:style-name="P23"><text:span text:style-name="T7">10</text:span></text:p>
          </table:table-cell>
          <table:table-cell table:style-name="Tabla4.H1" office:value-type="string">
            <text:p text:style-name="P23"><text:span text:style-name="T7">9</text:span></text:p>
          </table:table-cell>
          <table:table-cell table:style-name="Tabla4.H1" office:value-type="string">
            <text:p text:style-name="P23"><text:span text:style-name="T7">8</text:span></text:p>
          </table:table-cell>
          <table:table-cell table:style-name="Tabla4.E1" office:value-type="string">
            <text:p text:style-name="P23"><text:span text:style-name="T7">6</text:span></text:p>
          </table:table-cell>
          <table:table-cell table:style-name="Tabla4.E1" office:value-type="string">
            <text:p text:style-name="P23"><text:span text:style-name="T7">5</text:span></text:p>
          </table:table-cell>
          <table:table-cell table:style-name="Tabla4.E1" office:value-type="string">
            <text:p text:style-name="P23"><text:span text:style-name="T7">4</text:span></text:p>
          </table:table-cell>
          <table:table-cell table:style-name="Tabla4.H1" office:value-type="string">
            <text:p text:style-name="P23"><text:span text:style-name="T7">2</text:span></text:p>
          </table:table-cell>
          <table:table-cell table:style-name="Tabla4.H1" office:value-type="string">
            <text:p text:style-name="P23"><text:span text:style-name="T7">1</text:span></text:p>
          </table:table-cell>
          <table:table-cell table:style-name="Tabla4.P1" office:value-type="string">
            <text:p text:style-name="P23"><text:span text:style-name="T7">0</text:span></text:p>
          </table:table-cell>
        </table:table-row>
      </table:table>
      <text:p text:style-name="P2"><draw:g text:anchor-type="paragraph" draw:z-index="8" draw:style-name="gr2"><draw:line draw:style-name="gr3" draw:text-style-name="P32" svg:x1="16.224cm" svg:y1="0.007cm" svg:x2="16.224cm" svg:y2="2.376cm"><text:p/></draw:line><draw:line draw:style-name="gr3" draw:text-style-name="P32" svg:x1="15.212cm" svg:y1="0.01cm" svg:x2="15.212cm" svg:y2="2.379cm"><text:p/></draw:line><draw:line draw:style-name="gr3" draw:text-style-name="P32" svg:x1="14.132cm" svg:y1="0.002cm" svg:x2="14.132cm" svg:y2="2.371cm"><text:p/></draw:line></draw:g><draw:g text:anchor-type="paragraph" draw:z-index="10" draw:style-name="gr2"><draw:line draw:style-name="gr3" draw:text-style-name="P32" svg:x1="10.079cm" svg:y1="0.007cm" svg:x2="10.079cm" svg:y2="2.38cm"><text:p/></draw:line><draw:line draw:style-name="gr3" draw:text-style-name="P32" svg:x1="9.067cm" svg:y1="0.01cm" svg:x2="9.067cm" svg:y2="2.383cm"><text:p/></draw:line><draw:line draw:style-name="gr3" draw:text-style-name="P32" svg:x1="7.987cm" svg:y1="0.002cm" svg:x2="7.987cm" svg:y2="2.375cm"><text:p/></draw:line></draw:g><draw:g text:anchor-type="paragraph" draw:z-index="11" draw:style-name="gr2"><draw:line draw:style-name="gr4" draw:text-style-name="P32" svg:x1="7.02cm" svg:y1="0.007cm" svg:x2="7.02cm" svg:y2="2.38cm"><text:p/></draw:line><draw:line draw:style-name="gr4" draw:text-style-name="P32" svg:x1="6.008cm" svg:y1="0.01cm" svg:x2="6.008cm" svg:y2="2.383cm"><text:p/></draw:line><draw:line draw:style-name="gr4" draw:text-style-name="P32" svg:x1="4.928cm" svg:y1="0.002cm" svg:x2="4.928cm" svg:y2="2.375cm"><text:p/></draw:line></draw:g><text:span text:style-name="T1"/></text:p>
      <text:p text:style-name="P7"><text:span text:style-name="T1"/></text:p>
      <text:p text:style-name="P2"><text:span text:style-name="T7">Resultado </text:span></text:p>
      <text:p text:style-name="P30">15<text:tab/><text:tab/><text:tab/><text:tab/><text:tab/><text:tab/><text:tab/><text:tab/><text:tab/><text:tab/><text:tab/><text:tab/><text:tab/> <text:s text:c="4"/>0</text:p>
      <table:table table:name="Tabla1" table:style-name="Tabla1">
        <table:table-column table:style-name="Tabla1.A" table:number-columns-repeated="16"/>
        <table:table-row>
          <table:table-cell table:style-name="Tabla1.A1" office:value-type="string">
            <text:p text:style-name="P27">~~~</text:p>
            <text:p text:style-name="P25"><text:span text:style-name="T12">0x0</text:span></text:p>
          </table:table-cell>
          <table:table-cell table:style-name="Tabla1.A1" office:value-type="string">
            <text:p text:style-name="P27">~~~</text:p>
            <text:p text:style-name="P25"><text:span text:style-name="T12">0x0</text:span></text:p>
          </table:table-cell>
          <table:table-cell table:style-name="Tabla1.A1" office:value-type="string">
            <text:p text:style-name="P27">~~~</text:p>
            <text:p text:style-name="P25"><text:span text:style-name="T12">0x0</text:span></text:p>
          </table:table-cell>
          <table:table-cell table:style-name="Tabla1.A1" office:value-type="string">
            <text:p text:style-name="P26">~~~</text:p>
            <text:p text:style-name="P25"><text:span text:style-name="T12">0x0</text:span></text:p>
          </table:table-cell>
          <table:table-cell table:style-name="Tabla1.E1" office:value-type="string">
            <text:p text:style-name="P21"><text:span text:style-name="T1">b</text:span><text:span text:style-name="T4">3</text:span></text:p>
            <text:p text:style-name="P19">0x<text:span text:style-name="T10">00</text:span></text:p>
          </table:table-cell>
          <table:table-cell table:style-name="Tabla1.E1" office:value-type="string">
            <text:p text:style-name="P21"><text:span text:style-name="T1">g</text:span><text:span text:style-name="T3">3</text:span></text:p>
            <text:p text:style-name="P21">0x<text:span text:style-name="T10">FF</text:span></text:p>
          </table:table-cell>
          <table:table-cell table:style-name="Tabla1.E1" office:value-type="string">
            <text:p text:style-name="P10"><text:span text:style-name="T1">r</text:span><text:span text:style-name="T3">3</text:span></text:p>
            <text:p text:style-name="P8">0x<text:span text:style-name="T10">00</text:span></text:p>
          </table:table-cell>
          <table:table-cell table:style-name="Tabla1.H1" office:value-type="string">
            <text:p text:style-name="P18"><text:span text:style-name="T1">b</text:span><text:span text:style-name="T4">2</text:span></text:p>
            <text:p text:style-name="P18"><text:span text:style-name="T10">0x</text:span><text:span text:style-name="T8">7F</text:span></text:p>
          </table:table-cell>
          <table:table-cell table:style-name="Tabla1.H1" office:value-type="string">
            <text:p text:style-name="P15"><text:span text:style-name="T1">g</text:span><text:span text:style-name="T4">2</text:span></text:p>
            <text:p text:style-name="P14"><text:span text:style-name="T10">0x00</text:span></text:p>
          </table:table-cell>
          <table:table-cell table:style-name="Tabla1.H1" office:value-type="string">
            <text:p text:style-name="P15"><text:span text:style-name="T7">r</text:span><text:span text:style-name="T4">2</text:span></text:p>
            <text:p text:style-name="P15"><text:span text:style-name="T10">0x</text:span><text:span text:style-name="T8">7F</text:span></text:p>
          </table:table-cell>
          <table:table-cell table:style-name="Tabla1.E1" office:value-type="string">
            <text:p text:style-name="P18"><text:span text:style-name="T1">b</text:span><text:span text:style-name="T3">1</text:span></text:p>
            <text:p text:style-name="P17"><text:span text:style-name="T10">0x00</text:span></text:p>
          </table:table-cell>
          <table:table-cell table:style-name="Tabla1.E1" office:value-type="string">
            <text:p text:style-name="P15"><text:span text:style-name="T1">g</text:span><text:span text:style-name="T3">1</text:span></text:p>
            <text:p text:style-name="P14"><text:span text:style-name="T10">0x00</text:span></text:p>
          </table:table-cell>
          <table:table-cell table:style-name="Tabla1.E1" office:value-type="string">
            <text:p text:style-name="P15"><text:span text:style-name="T1">r</text:span><text:span text:style-name="T3">1</text:span></text:p>
            <text:p text:style-name="P15"><text:span text:style-name="T10">0x</text:span><text:span text:style-name="T8">FF</text:span></text:p>
          </table:table-cell>
          <table:table-cell table:style-name="Tabla1.H1" office:value-type="string">
            <text:p text:style-name="P10"><text:span text:style-name="T1">b</text:span><text:span text:style-name="T3">0</text:span></text:p>
            <text:p text:style-name="P8">0x<text:span text:style-name="T10">00</text:span></text:p>
          </table:table-cell>
          <table:table-cell table:style-name="Tabla1.H1" office:value-type="string">
            <text:p text:style-name="P10"><text:span text:style-name="T1">g</text:span><text:span text:style-name="T3">0</text:span></text:p>
            <text:p text:style-name="P10"><text:span text:style-name="T10">0xFF</text:span></text:p>
          </table:table-cell>
          <table:table-cell table:style-name="Tabla1.P1" office:value-type="string">
            <text:p text:style-name="P10"><text:span text:style-name="T1">r</text:span><text:span text:style-name="T3">0</text:span></text:p>
            <text:p text:style-name="P8">0x<text:span text:style-name="T10">00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5"><text:span text:style-name="T5">MÁSCARA “</text:span><text:span text:style-name="T2">B</text:span><text:span text:style-name="T5">”</text:span></text:p>
      <text:p text:style-name="P30">15<text:tab/><text:tab/><text:tab/><text:tab/><text:tab/><text:tab/><text:tab/><text:tab/><text:tab/><text:tab/><text:tab/><text:tab/><text:tab/> <text:s text:c="4"/>0</text:p>
      <table:table table:name="Tabla2" table:style-name="Tabla2">
        <table:table-column table:style-name="Tabla2.A" table:number-columns-repeated="16"/>
        <table:table-row>
          <table:table-cell table:style-name="Tabla2.A1" office:value-type="string">
            <text:p text:style-name="P20">0x80</text:p>
          </table:table-cell>
          <table:table-cell table:style-name="Tabla2.A1" office:value-type="string">
            <text:p text:style-name="P20">0x80</text:p>
          </table:table-cell>
          <table:table-cell table:style-name="Tabla2.A1" office:value-type="string">
            <text:p text:style-name="P20">0x80</text:p>
          </table:table-cell>
          <table:table-cell table:style-name="Tabla2.D1" office:value-type="string">
            <text:p text:style-name="P11"><text:span text:style-name="T6">1</text:span><text:span text:style-name="T2">1</text:span></text:p>
          </table:table-cell>
          <table:table-cell table:style-name="Tabla2.E1" office:value-type="string">
            <text:p text:style-name="P20">0x80</text:p>
          </table:table-cell>
          <table:table-cell table:style-name="Tabla2.E1" office:value-type="string">
            <text:p text:style-name="P20">0x80</text:p>
          </table:table-cell>
          <table:table-cell table:style-name="Tabla2.E1" office:value-type="string">
            <text:p text:style-name="P20">0x80</text:p>
          </table:table-cell>
          <table:table-cell table:style-name="Tabla2.D1" office:value-type="string">
            <text:p text:style-name="P12">7</text:p>
          </table:table-cell>
          <table:table-cell table:style-name="Tabla2.A1" office:value-type="string">
            <text:p text:style-name="P20">0x80</text:p>
          </table:table-cell>
          <table:table-cell table:style-name="Tabla2.A1" office:value-type="string">
            <text:p text:style-name="P20">0x80</text:p>
          </table:table-cell>
          <table:table-cell table:style-name="Tabla2.A1" office:value-type="string">
            <text:p text:style-name="P20">0x80</text:p>
          </table:table-cell>
          <table:table-cell table:style-name="Tabla2.D1" office:value-type="string">
            <text:p text:style-name="P12">5</text:p>
          </table:table-cell>
          <table:table-cell table:style-name="Tabla2.E1" office:value-type="string">
            <text:p text:style-name="P9">0x80</text:p>
          </table:table-cell>
          <table:table-cell table:style-name="Tabla2.E1" office:value-type="string">
            <text:p text:style-name="P9">0x80</text:p>
          </table:table-cell>
          <table:table-cell table:style-name="Tabla2.E1" office:value-type="string">
            <text:p text:style-name="P9">0x80</text:p>
          </table:table-cell>
          <table:table-cell table:style-name="Tabla2.P1" office:value-type="string">
            <text:p text:style-name="P12">2</text:p>
          </table:table-cell>
        </table:table-row>
      </table:table>
      <text:p text:style-name="P3"><draw:line text:anchor-type="paragraph" draw:z-index="0" draw:style-name="gr1" draw:text-style-name="P32" svg:x1="3.928cm" svg:y1="0.129cm" svg:x2="3.926cm" svg:y2="2.591cm"><text:p/></draw:line><draw:line text:anchor-type="paragraph" draw:z-index="1" draw:style-name="gr1" draw:text-style-name="P32" svg:x1="7.973cm" svg:y1="0.108cm" svg:x2="7.971cm" svg:y2="2.57cm"><text:p/></draw:line><draw:line text:anchor-type="paragraph" draw:z-index="2" draw:style-name="gr1" draw:text-style-name="P32" svg:x1="12.055cm" svg:y1="0.127cm" svg:x2="12.053cm" svg:y2="2.589cm"><text:p/></draw:line><draw:line text:anchor-type="paragraph" draw:z-index="3" draw:style-name="gr1" draw:text-style-name="P32" svg:x1="16.175cm" svg:y1="0.127cm" svg:x2="16.173cm" svg:y2="2.589cm"><text:p/></draw:line></text:p>
      <text:p text:style-name="P3"/>
      <text:p text:style-name="P3"/>
      <text:p text:style-name="P6"><text:span text:style-name="T5">Resultado XMM</text:span><text:span text:style-name="T2">2</text:span></text:p>
      <text:p text:style-name="P30">15<text:tab/><text:tab/><text:tab/><text:tab/><text:tab/><text:tab/><text:tab/><text:tab/><text:tab/><text:tab/><text:tab/><text:tab/><text:tab/> <text:s text:c="4"/>0</text:p>
      <table:table table:name="Tabla3" table:style-name="Tabla3">
        <table:table-column table:style-name="Tabla3.A" table:number-columns-repeated="16"/>
        <table:table-row>
          <table:table-cell table:style-name="Tabla3.A1" office:value-type="string">
            <text:p text:style-name="P13">0</text:p>
          </table:table-cell>
          <table:table-cell table:style-name="Tabla3.A1" office:value-type="string">
            <text:p text:style-name="P13">0</text:p>
          </table:table-cell>
          <table:table-cell table:style-name="Tabla3.A1" office:value-type="string">
            <text:p text:style-name="P13">0</text:p>
          </table:table-cell>
          <table:table-cell table:style-name="Tabla3.D1" office:value-type="string">
            <text:p text:style-name="P16"><text:span text:style-name="T2">b</text:span><text:span text:style-name="T3">3</text:span></text:p>
          </table:table-cell>
          <table:table-cell table:style-name="Tabla3.A1" office:value-type="string">
            <text:p text:style-name="P13">0</text:p>
          </table:table-cell>
          <table:table-cell table:style-name="Tabla3.A1" office:value-type="string">
            <text:p text:style-name="P13">0</text:p>
          </table:table-cell>
          <table:table-cell table:style-name="Tabla3.A1" office:value-type="string">
            <text:p text:style-name="P13">0</text:p>
          </table:table-cell>
          <table:table-cell table:style-name="Tabla3.D1" office:value-type="string">
            <text:p text:style-name="P16"><text:span text:style-name="T2">b</text:span><text:span text:style-name="T3">2</text:span></text:p>
          </table:table-cell>
          <table:table-cell table:style-name="Tabla3.A1" office:value-type="string">
            <text:p text:style-name="P13">0</text:p>
          </table:table-cell>
          <table:table-cell table:style-name="Tabla3.A1" office:value-type="string">
            <text:p text:style-name="P13">0</text:p>
          </table:table-cell>
          <table:table-cell table:style-name="Tabla3.A1" office:value-type="string">
            <text:p text:style-name="P13">0</text:p>
          </table:table-cell>
          <table:table-cell table:style-name="Tabla3.D1" office:value-type="string">
            <text:p text:style-name="P16"><text:span text:style-name="T2">b</text:span><text:span text:style-name="T3">1</text:span></text:p>
          </table:table-cell>
          <table:table-cell table:style-name="Tabla3.A1" office:value-type="string">
            <text:p text:style-name="P13">0</text:p>
          </table:table-cell>
          <table:table-cell table:style-name="Tabla3.A1" office:value-type="string">
            <text:p text:style-name="P13">0</text:p>
          </table:table-cell>
          <table:table-cell table:style-name="Tabla3.A1" office:value-type="string">
            <text:p text:style-name="P13">0</text:p>
          </table:table-cell>
          <table:table-cell table:style-name="Tabla3.P1" office:value-type="string">
            <text:p text:style-name="P28"><text:span text:style-name="T2">b</text:span><text:span text:style-name="T3">0</text:span></text:p>
          </table:table-cell>
        </table:table-row>
      </table:table>
      <text:p text:style-name="P3"/>
      <text:p text:style-name="P3"/>
      <text:p text:style-name="P4"><text:span text:style-name="T7">db 0x02, 0x01, 0x00</text:span></text:p>
      <text:p text:style-name="P4"><text:span text:style-name="T7">db 0x06, 0x05, 0x04</text:span></text:p>
      <text:p text:style-name="P4"><text:span text:style-name="T7">db 0x0A, 0x09, 0x08</text:span></text:p>
      <text:p text:style-name="P4"><text:span text:style-name="T7">db 0x0E, 0x0D, 0x0C</text:span></text:p>
      <text:p text:style-name="P4"><text:span text:style-name="T7">db 0x80, 0x80, 0x80, 0x8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06:46:43.64</meta:creation-date>
    <dc:date>2014-07-15T07:53:36.69</dc:date>
    <meta:editing-duration>PT1H6M41S</meta:editing-duration>
    <meta:editing-cycles>2</meta:editing-cycles>
    <meta:generator>LibreOffice/4.0.2.2$Windows_x86 LibreOffice_project/4c82dcdd6efcd48b1d8bba66bfe1989deee49c3</meta:generator>
    <meta:document-statistic meta:table-count="5" meta:image-count="0" meta:object-count="0" meta:page-count="1" meta:paragraph-count="127" meta:word-count="150" meta:character-count="545" meta:non-whitespace-character-count="436"/>
  </office:meta>
</office:document-meta>
</file>